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15.21pt" svg:height="609.87pt" svg:x="131.13pt" svg:y="3pt">
            <loext:p draw:notify-on-update-of-ranges="Sheet1.A1:Sheet1.A366 Sheet1.B1:Sheet1.B3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2016-01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16-01-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1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2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16-03-1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16-03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16-03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3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2016-04-1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16-04-3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5-0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6-05-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5-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16-06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6-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6-06-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016-07-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7-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6-07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7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8-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8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09-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09-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6-10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016-11-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20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7:25:34.631803633</meta:creation-date>
    <dc:date>2017-11-13T19:47:39.244641390</dc:date>
    <meta:editing-duration>PT2H11M53S</meta:editing-duration>
    <meta:editing-cycles>2</meta:editing-cycles>
    <meta:generator>LibreOffice/5.1.6.2$Linux_X86_64 LibreOffice_project/10m0$Build-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871cm" svg:height="21.516cm" xlink:href=".." xlink:type="simple" chart:class="chart:bar" chart:style-name="ch1">
        <chart:plot-area chart:style-name="ch2" table:cell-range-address="Sheet1.A1:Sheet1.B366" chart:data-source-has-labels="column" svg:x="0.857cm" svg:y="0.43cm" svg:width="41.157cm" svg:height="20.656cm">
          <chartooo:coordinate-region svg:x="2.141cm" svg:y="0.43cm" svg:width="39.873cm" svg:height="18.729cm"/>
          <chart:axis chart:dimension="x" chart:name="primary-x" chart:style-name="ch3" chartooo:axis-type="auto">
            <chartooo:date-scale/>
            <chart:categories table:cell-range-address="Sheet1.A1:Sheet1.A3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66" chart:class="chart:bar">
            <chart:data-point chart:repeated="3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01-01</text:p>
                <draw:g>
                  <svg:desc>Sheet1.A1:Sheet1.A366</svg:desc>
                </draw:g>
              </table:table-cell>
              <table:table-cell office:value-type="float" office:value="0">
                <text:p>0</text:p>
                <draw:g>
                  <svg:desc>Sheet1.B1:Sheet1.B366</svg:desc>
                </draw:g>
              </table:table-cell>
            </table:table-row>
            <table:table-row>
              <table:table-cell office:value-type="string">
                <text:p>2016-01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16-01-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1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1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3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6-02-0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6-02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2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16-02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1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16-03-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16-03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16-03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3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16-03-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16-04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16-04-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16-04-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16-04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2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6-04-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16-04-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16-04-3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16-05-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5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5-0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16-05-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6-05-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5-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6-05-1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16-05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5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5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5-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5-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16-06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6-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6-06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16-06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6-06-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6-06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6-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6-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-06-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6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6-06-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6-07-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7-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7-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7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16-07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16-07-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7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7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7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8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16-08-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8-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8-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8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6-08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16-08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6-08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-08-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6-08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8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09-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09-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6-09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6-09-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09-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16-09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16-10-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-10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16-10-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10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6-10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6-11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6-11-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12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0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6-12-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12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6-12-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6-12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16-12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